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iper_322__261_cze" style:data-style-name="N0">
      <style:text-properties fo:color="#0563C1" style:text-underline-style="solid" style:text-underline-type="single"/>
    </style:style>
    <style:style style:name="ce3" style:family="table-cell" style:parent-style-name="Hiper_322__261_cze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29.84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9.1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16381" table:default-cell-style-name="ce1"/>
        <table:table-row table:style-name="ro1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Podstawy sieci neuronowych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neural-networks-deep-learning?specialization=deep-learning">https://www.coursera.org/learn/neural-networks-deep-learning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Regularyzacja, optimizery i hyperparametry (widea + zadania programistyczne) Aby uzyskać dostęp za darmo: Enroll For Free -&gt; Audit this course</text:p>
          </table:table-cell>
          <table:table-cell office:value-type="string" table:style-name="ce2">
            <text:p><text:a xlink:href="https://www.coursera.org/learn/deep-neural-network?specialization=deep-learning">https://www.coursera.org/learn/deep-neural-network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Sieci konwolucyjne, rozpoznawanie obiektów (widea + zadania programistyczne) <text:s/>Aby uzyskać dostęp za darmo: Enroll For Free -&gt; Audit this course</text:p>
          </table:table-cell>
          <table:table-cell office:value-type="string" table:style-name="ce2">
            <text:p><text:a xlink:href="https://www.coursera.org/learn/convolutional-neural-networks?specialization=deep-learning">https://www.coursera.org/learn/convolutional-neural-networks?specialization=deep-learning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Kurs</text:p>
          </table:table-cell>
          <table:table-cell office:value-type="string" table:style-name="ce1">
            <text:p>Kurs od Googla o GANach: podstawowe zrozumienie i nabranie intuicji</text:p>
          </table:table-cell>
          <table:table-cell office:value-type="string" table:style-name="ce2">
            <text:p><text:a xlink:href="https://developers.google.com/machine-learning/gan">https://developers.google.com/machine-learning/gan</text:a>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Podstawy</text:p>
          </table:table-cell>
          <table:table-cell office:value-type="string" table:style-name="ce1">
            <text:p>Artykuł</text:p>
          </table:table-cell>
          <table:table-cell office:value-type="string" table:style-name="ce1">
            <text:p>Podstawy GANów z kodem w keras i wieloma źródłami</text:p>
          </table:table-cell>
          <table:table-cell office:value-type="string" table:style-name="ce2">
            <text:p><text:a xlink:href="https://pathmind.com/wiki/generative-adversarial-network-gan?source=post_page---------------------------">https://pathmind.com/wiki/generative-adversarial-network-gan?source=post_page---------------------------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Paper</text:p>
          </table:table-cell>
          <table:table-cell office:value-type="string" table:style-name="ce1">
            <text:p>Paper o conditional GAN zastosowanych do transformacji image2image m. in. kolorowania zdjęć + porównania wyników z innymi modelam</text:p>
          </table:table-cell>
          <table:table-cell office:value-type="string" table:style-name="ce2">
            <text:p><text:a xlink:href="https://arxiv.org/abs/1611.07004">https://arxiv.org/abs/1611.07004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Dataset</text:p>
          </table:table-cell>
          <table:table-cell office:value-type="string" table:style-name="ce1">
            <text:p>Dataset na kaggle'u, 25k zdjęć colorowych ze swoimi odpowiednikami w skali szarości. Jest też kilka notebooków. Ludzie różne rzeczy z tym robią, jest też kilka rozwiązań zadania koloryzacji.<text:s/></text:p>
          </table:table-cell>
          <table:table-cell office:value-type="string" table:style-name="ce2">
            <text:p><text:a xlink:href="https://www.kaggle.com/shravankumar9892/image-colorization/kernels">https://www.kaggle.com/shravankumar9892/image-colorization/kernels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Code</text:p>
          </table:table-cell>
          <table:table-cell office:value-type="string" table:style-name="ce1">
            <text:p>Implementacja pix2pix i cycleGAN w PyTorch</text:p>
          </table:table-cell>
          <table:table-cell office:value-type="string" table:style-name="ce2">
            <text:p><text:a xlink:href="https://github.com/junyanz/pytorch-CycleGAN-and-pix2pix">https://github.com/junyanz/pytorch-CycleGAN-and-pix2pix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Artykuł</text:p>
          </table:table-cell>
          <table:table-cell office:value-type="string" table:style-name="ce1">
            <text:p>Tipy do trenowania GANa</text:p>
          </table:table-cell>
          <table:table-cell office:value-type="string" table:style-name="ce2">
            <text:p><text:a xlink:href="https://github.com/soumith/ganhacks">https://github.com/soumith/ganhacks</text:a>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1">
            <text:p>Kurs</text:p>
          </table:table-cell>
          <table:table-cell office:value-type="string" table:style-name="ce1">
            <text:p>GANy wspierane przez transfer learning + jupyter notebook do nauki</text:p>
          </table:table-cell>
          <table:table-cell office:value-type="string" table:style-name="ce3">
            <text:p><text:a xlink:href="https://course.fast.ai/videos/?lesson=7">https://course.fast.ai/videos/?lesson=7</text:a></text:p>
          </table:table-cell>
          <table:table-cell table:number-columns-repeated="16380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iper_322__261_cze" style:display-name="Hiperłącze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dam Kowalczyk</meta:initial-creator>
    <dc:creator>Admin</dc:creator>
    <meta:creation-date>2020-01-09T15:27:48Z</meta:creation-date>
    <dc:date>2020-02-01T00:27:45Z</dc:date>
  </office:meta>
</office:document-meta>
</file>